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in" fo:margin-bottom="0.0417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dwaqp05dyauo"/>Example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6" meta:non-whitespace-character-count="15"/>
    <meta:generator>LibreOfficeDev/5.1.0.3$Linux_X86_64 LibreOffice_project/</meta:generator>
  </office:meta>
</office:document-meta>
</file>